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automatic-styles>
    <style:style style:name="P1" style:family="paragraph" style:parent-style-name="Standard">
      <style:text-properties officeooo:rsid="001c13b8" officeooo:paragraph-rsid="001c13b8"/>
    </style:style>
    <style:style style:name="P2"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inherit" fo:font-size="12pt" fo:letter-spacing="normal" fo:font-style="normal" fo:font-weight="normal" loext:padding="0cm" loext: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inherit" fo:font-size="12pt" fo:letter-spacing="normal" fo:font-style="normal" fo:font-weight="normal" loext:padding="0cm" loext:border="none"/>
    </style:style>
    <style:style style:name="T1" style:family="text">
      <style:text-properties fo:font-variant="normal" fo:text-transform="none" style:font-name="gg sans" fo:font-size="12pt" fo:letter-spacing="normal" fo:font-style="normal" fo:font-weight="normal" loext:padding="0cm" loext:border="none"/>
    </style:style>
    <text:list-style style:name="L1">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3 PCB Crasbe Review</text:p>
      <text:p text:style-name="P1"/>
      <text:p text:style-name="P1">personally, I'm not a big fan of SMD fuses. I can't tell from the screenshot, but if you have space (haha), it might be good to add an SMD fuse socket.</text:p>
      <text:p text:style-name="P1"/>
      <text:p text:style-name="P1">the value of the Zener diode D20 (7V) might be a bit high for the 3.3V rail.</text:p>
      <text:p text:style-name="P1"/>
      <text:p text:style-name="P1">the value of the inductor L3 is incorrect for the 3.3V rail, the datasheet says it should be 47µH.</text:p>
      <text:p text:style-name="P1"/>
      <text:p text:style-name="P1">the values of some capacitors do not follow the naming scheme: C124, C275, C282, C286, C334 have the value "0.1uF" while most use "100nF". this causes a BOM inconsistency.</text:p>
      <text:p text:style-name="P1"/>
      <text:p text:style-name="P1">some capacitors use symbols for polarized caps while they probably aren't polarized: C29, C30, C31, C32, C39, C40, C58, C59, C61, C62, C64, C66, C67, C69, C72, C73, C79.</text:p>
      <text:p text:style-name="P1"/>
      <text:p text:style-name="P1">(nitpicky) the schematic would be a bit easier to read if IC2 was mirrored.</text:p>
      <text:p text:style-name="P1"/>
      <text:p text:style-name="P1">typo in the "DC BUS DISCH AND VOLTAGE MEASURE" box: "HV Duscharge ..." instead of "HV Discharge ...".</text:p>
      <text:p text:style-name="P1"/>
      <text:p text:style-name="P1">in the "DC BUS DISCH AND VOLTAGE MEASURE" box: maybe you could add a dotted line or something to designate the HV and the isolated section more clearly.</text:p>
      <text:p text:style-name="P1"/>
      <text:p text:style-name="P1">not sure if that's the original Tesla design, but the "Motor Temp Sensor" voltage divider seems odd. assuming a 100k NTC, you'd have 0.275V at 25°C and something like 1.0V at 80°C. that's not using the full scale of the ADC and therefore reduces the resolution</text:p>
      <text:p text:style-name="P1"/>
      <text:p text:style-name="P1">general remark: you can set the direction of labels in KiCAD, that would make it easier to follow for signals like "SINB" and "ENC_A"</text:p>
      <text:p text:style-name="P1"/>
      <text:p text:style-name="P1">general remark: the ERC check in KiCAD will bonk you for not putting the blue "unused" crosses on usused pins. while it's not a good idea to put them on for example the microcontroller pins when you still might use them, it's good practice to put them on "NC" or "TEST" pins</text:p>
      <text:p text:style-name="P1"/>
      <text:p text:style-name="P1"><text:span text:style-name="T1">for the PCB: </text:span></text:p>
      <text:p text:style-name="P1"><text:span text:style-name="T1"/></text:p>
      <text:list xml:id="list714532528" text:style-name="L1">
        <text:list-item>
          <text:p text:style-name="P2">TP12 and TP14 are quite close to the HV. even though they are on the "hot" side, I'd move them farther away from the resistors. As they are connected to the internal planes anyway, you can position them close to anywhere</text:p>
          <text:p text:style-name="P2"/>
        </text:list-item>
        <text:list-item>
          <text:p text:style-name="P2">the isolation distance of the big resistor array to the "cold" side in general is on the small side</text:p>
          <text:p text:style-name="P2"/>
        </text:list-item>
        <text:list-item>
          <text:p text:style-name="P2">TP2, TP4, TP5 are SMD test points, I'd change that to THT test points, there is enough space</text:p>
        </text:list-item>
      </text:list>
      <text:p text:style-name="P3"/>
      <text:p text:style-name="P3"/>
      <text:p text:style-name="P3"/>
      <text:p text:style-name="P3"/>
      <text:list xml:id="list141613102063579" text:continue-numbering="true" text:style-name="L1">
        <text:list-item>
          <text:p text:style-name="P2"><text:soft-page-break/>U3, U5, U303, U293, U302, U292, U301, U291, ... have adjacent pins that are connected and you connected them in the center of the pad. PCB assemblers often don't like that (both the Chinese and private persons) because it's hard to tell whether you have a short or it was intentionally connected. A better solution is the green trace on the upper right of picture [1]</text:p>
          <text:p text:style-name="P2"/>
        </text:list-item>
        <text:list-item>
          <text:p text:style-name="P2">U3, U8, U31, U33, ... have traces leaving at a 90° angle from the pad. This is not good practise either (see picture [1] in the lower half)</text:p>
          <text:p text:style-name="P2"/>
        </text:list-item>
        <text:list-item>
          <text:p text:style-name="P2">under/near U16 are three very small vias. There is enough space to make them the same size as all other vias. That might save some money (not sure if they are small enough to cost extra yet)</text:p>
          <text:p text:style-name="P2"/>
        </text:list-item>
        <text:list-item>
          <text:p text:style-name="P2">the layout around the two step down converters U22 and U70 is not great. In order to minimize EMC, the area and current paths of the step downs has to be reduced. See [2]</text:p>
          <text:p text:style-name="P2"/>
        </text:list-item>
        <text:list-item>
          <text:p text:style-name="P2">the length of the current sensor traces to the comparator might be an issue, especially since they are going past "noisy" areas. I'm not sure if it would be better to place LM2091 closer to the sensors, but then you'd have long lines for the OCURLIM_POS and OCURLIM_NEG lines. However these are "digital" until they are filtered, while the current signals are analog</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4:13:13.502312167</meta:creation-date>
    <dc:date>2025-01-22T14:16:11.505460831</dc:date>
    <meta:editing-duration>PT2M58S</meta:editing-duration>
    <meta:editing-cycles>1</meta:editing-cycles>
    <meta:document-statistic meta:table-count="0" meta:image-count="0" meta:object-count="0" meta:page-count="2" meta:paragraph-count="27" meta:word-count="634" meta:character-count="3350" meta:non-whitespace-character-count="2750"/>
    <meta:generator>LibreOffice/7.3.7.2$Linux_X86_64 LibreOffice_project/30$Build-2</meta:generator>
  </office:meta>
</office:document-meta>
</file>